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6ec" officeooo:paragraph-rsid="000816ec"/>
    </style:style>
    <style:style style:name="P2" style:family="paragraph" style:parent-style-name="Standard">
      <style:text-properties officeooo:rsid="000816ec" officeooo:paragraph-rsid="0008f630"/>
    </style:style>
    <style:style style:name="P3" style:family="paragraph" style:parent-style-name="Standard">
      <style:text-properties officeooo:rsid="0008e3a9" officeooo:paragraph-rsid="0008e3a9"/>
    </style:style>
    <style:style style:name="P4" style:family="paragraph" style:parent-style-name="Standard">
      <style:text-properties fo:font-weight="bold" officeooo:rsid="000816ec" officeooo:paragraph-rsid="0008e3a9" style:font-weight-asian="bold" style:font-weight-complex="bold"/>
    </style:style>
    <style:style style:name="P5" style:family="paragraph" style:parent-style-name="Standard">
      <style:text-properties officeooo:rsid="0008f630" officeooo:paragraph-rsid="0008f630"/>
    </style:style>
    <style:style style:name="P6" style:family="paragraph" style:parent-style-name="Standard">
      <style:text-properties officeooo:rsid="000ac3e2" officeooo:paragraph-rsid="000ac3e2"/>
    </style:style>
    <style:style style:name="P7" style:family="paragraph" style:parent-style-name="Standard">
      <style:text-properties officeooo:rsid="0008f630" officeooo:paragraph-rsid="0008f630"/>
    </style:style>
    <style:style style:name="P8" style:family="paragraph" style:parent-style-name="Standard">
      <style:text-properties officeooo:rsid="0008f630" officeooo:paragraph-rsid="000bc3b0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08e3a9"/>
    </style:style>
    <style:style style:name="T2" style:family="text">
      <style:text-properties officeooo:rsid="0008f630"/>
    </style:style>
    <style:style style:name="T3" style:family="text">
      <style:text-properties fo:font-style="italic" fo:font-weight="bold" officeooo:rsid="0008e3a9" style:font-style-asian="italic" style:font-weight-asian="bold" style:font-style-complex="italic" style:font-weight-complex="bold"/>
    </style:style>
    <style:style style:name="T4" style:family="text">
      <style:text-properties fo:font-weight="bold" officeooo:rsid="0008e3a9" style:font-weight-asian="bold" style:font-weight-complex="bold"/>
    </style:style>
    <style:style style:name="T5" style:family="text">
      <style:text-properties fo:font-weight="normal" officeooo:rsid="0008f630" style:font-weight-asian="normal" style:font-weight-complex="normal"/>
    </style:style>
    <style:style style:name="T6" style:family="text">
      <style:text-properties officeooo:rsid="000bc3b0"/>
    </style:style>
    <style:style style:name="gr1" style:family="graphic">
      <style:graphic-properties draw:fill="none" draw:textarea-vertical-align="middle" draw:auto-grow-height="false" fo:min-height="0.4437in" fo:min-width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ach user have UID (user identifier), for simple users takes from pool: 500...1000 (basically).</text:p>
      <text:p text:style-name="P5">UID 0 – root users (administrator).</text:p>
      <text:p text:style-name="P5">UID logged in system logs, for determination which user is did what.</text:p>
      <text:p text:style-name="P1"/>
      <text:p text:style-name="P1"/>
      <text:p text:style-name="P1"><draw:custom-shape text:anchor-type="paragraph" draw:z-index="0" draw:name="Shape1" draw:style-name="gr1" draw:text-style-name="P9" svg:width="1.2295in" svg:height="0.4689in" svg:x="-0.122in" svg:y="0.0465in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Ctrl+Alt+F1</text:p>
      <text:p text:style-name="P1">Ctrl+Alt+… <text:s text:c="8"/><text:span text:style-name="T1">Text interface, 1..6 virtual consoles minimum, </text:span><text:span text:style-name="T3">can configure greater</text:span><text:span text:style-name="T4">.</text:span></text:p>
      <text:p text:style-name="P1">Ctrl+Alt+F<text:span text:style-name="T2">6</text:span></text:p>
      <text:p text:style-name="P3"/>
      <text:p text:style-name="P1">//<text:span text:style-name="T1">ttyN N FN <text:s/>number of virtual console, </text:span><text:span text:style-name="T3">getty</text:span><text:span text:style-name="T1"> utility convert terminal (black screen) to usefull terminal</text:span></text:p>
      <text:p text:style-name="P1"/>
      <text:p text:style-name="P1">Ctrl+Alt+F8 <text:s text:c="4"/><text:span text:style-name="T1">Graphics interface</text:span></text:p>
      <text:p text:style-name="P1"/>
      <text:p text:style-name="P2"><draw:custom-shape text:anchor-type="paragraph" draw:z-index="1" draw:name="Shape1" draw:style-name="gr1" draw:text-style-name="P9" svg:width="1.2295in" svg:height="0.4689in" svg:x="-0.1744in" svg:y="0.0571in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Ctrl+Alt+F<text:span text:style-name="T2">7</text:span></text:p>
      <text:p text:style-name="P2">Ctrl+Alt+<text:span text:style-name="T2">F8</text:span> <text:s text:c="8"/><text:span text:style-name="T5">Graaphics consoles</text:span></text:p>
      <text:p text:style-name="P2">Ctrl+Alt+F<text:span text:style-name="T2">9</text:span></text:p>
      <text:p text:style-name="P2"/>
      <text:p text:style-name="P4">Ctrl+Alt+F<text:span text:style-name="T1">12 ? <text:s/>Console that show all logs of system?</text:span></text:p>
      <text:p text:style-name="P1"/>
      <text:p text:style-name="P1">passwd – change password utilite</text:p>
      <text:p text:style-name="P1"/>
      <text:p text:style-name="P1">autologin – autologin utilite, all users will be logged how one user, recommended only, when host work without internet connection and all fuiles and folders must have public access </text:p>
      <text:p text:style-name="P1"/>
      <text:p text:style-name="P5">who <text:s text:c="6"/>//all users logged</text:p>
      <text:p text:style-name="P5">whoami //output user login</text:p>
      <text:p text:style-name="P5">who am i //output user login</text:p>
      <text:p text:style-name="P8">who -<text:span text:style-name="T6">m</text:span> //output user login</text:p>
      <text:p text:style-name="P6">last <text:s text:c="3"/>//all users, including logged off in last time</text:p>
      <text:p text:style-name="P6"/>
      <text:p text:style-name="P6">logout <text:s text:c="2"/>//logout from consoles</text:p>
      <text:p text:style-name="P6"/>
      <text:p text:style-name="P6">Ctrl+D <text:s text:c="2"/>//equivalent to logout, that talks to bash, that in input stream is nothing will be prompted</text:p>
      <text:p text:style-name="P6">Ctrl+C <text:s/>//equivalent, bat say to bash cancel activity of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9:44:14.264986122</meta:creation-date>
    <meta:generator>LibreOffice/5.1.4.2$Linux_x86 LibreOffice_project/10m0$Build-2</meta:generator>
    <dc:date>2017-02-15T20:13:09.903731120</dc:date>
    <meta:editing-duration>PT15M3S</meta:editing-duration>
    <meta:editing-cycles>4</meta:editing-cycles>
    <meta:document-statistic meta:table-count="0" meta:image-count="0" meta:object-count="0" meta:page-count="1" meta:paragraph-count="22" meta:word-count="167" meta:character-count="1129" meta:non-whitespace-character-count="944"/>
  </office:meta>
</office:document-meta>
</file>